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CASTILLO, ESTEBA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37466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NCHEZ CASTILLO, ESTEB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37466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20606900768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20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70998259</text:p>
          </table:table-cell>
          <table:table-cell table:style-name="Tabla2.A2" office:value-type="string">
            <text:p text:style-name="P7">20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NUEL BALCAZA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8:30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